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9D0000012773A6D65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downloads" style:family="table">
      <style:table-properties style:width="14.949cm" fo:margin-left="2.021cm" fo:margin-right="0.03cm" table:align="margins"/>
    </style:style>
    <style:style style:name="downloads.A" style:family="table-column">
      <style:table-column-properties style:column-width="5.422cm" style:rel-column-width="23770*"/>
    </style:style>
    <style:style style:name="downloads.B" style:family="table-column">
      <style:table-column-properties style:column-width="9.527cm" style:rel-column-width="41765*"/>
    </style:style>
    <style:style style:name="downloads.A1" style:family="table-cell">
      <style:table-cell-properties style:vertical-align="middle" fo:padding="0.199cm" fo:border-left="0.002cm solid #000000" fo:border-right="none" fo:border-top="0.002cm solid #000000" fo:border-bottom="0.002cm solid #000000"/>
    </style:style>
    <style:style style:name="downloads.B1" style:family="table-cell">
      <style:table-cell-properties fo:padding="0.199cm" fo:border="0.002cm solid #000000"/>
    </style:style>
    <style:style style:name="downloads.A2" style:family="table-cell">
      <style:table-cell-properties style:vertical-align="middle" fo:padding="0.199cm" fo:border-left="0.002cm solid #000000" fo:border-right="none" fo:border-top="none" fo:border-bottom="0.002cm solid #000000"/>
    </style:style>
    <style:style style:name="downloads.B2" style:family="table-cell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color="#ff0000" fo:font-weight="bold"/>
    </style:style>
    <style:style style:name="P10" style:family="paragraph" style:parent-style-name="Standard">
      <style:paragraph-properties fo:margin-left="0.026cm" fo:margin-right="0cm" fo:text-align="start" style:justify-single-word="false" fo:text-indent="0cm" style:auto-text-indent="false"/>
    </style:style>
    <style:style style:name="P11" style:family="paragraph" style:parent-style-name="Code">
      <style:paragraph-properties fo:margin-left="2cm" fo:margin-right="2.037cm" fo:text-indent="0cm" style:auto-text-indent="false"/>
    </style:style>
    <style:style style:name="P12" style:family="paragraph" style:parent-style-name="Heading_20_1" style:master-page-name="RightPage">
      <style:paragraph-properties style:page-number="auto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 fo:font-weight="bold" style:font-weight-asian="bold" style:font-size-complex="10pt"/>
    </style:style>
    <style:style style:name="T3" style:family="text">
      <style:text-properties style:font-size-complex="10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style:text-underline-style="none"/>
    </style:style>
    <style:style style:name="T9" style:family="text">
      <style:text-properties style:use-window-font-color="true"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a xlink:type="simple" xlink:href="http://78.140.120.226/phpBB3/viewtopic.php?f=2&amp;t=34#p58"><text:span text:style-name="T9">Installing Engrid</text:span></text:a></text:h>
      <text:section text:style-name="Sect1" text:name="p58">
        <text:p text:style-name="P8">enGrid packages are now available on our FTP server: <text:a xlink:type="simple" xlink:href="ftp://loerrach.engits.de/">ftp://loerrach.engits.de</text:a><text:line-break/></text:p>
        <table:table table:name="downloads" table:style-name="downloads">
          <table:table-column table:style-name="downloads.A"/>
          <table:table-column table:style-name="downloads.B"/>
          <table:table-row>
            <table:table-cell table:style-name="downloads.A1" office:value-type="string">
              <text:p text:style-name="P10">enGrid_1.0.1.tar.gz</text:p>
            </table:table-cell>
            <table:table-cell table:style-name="downloads.B1" office:value-type="string">
              <text:p text:style-name="P10">stable source code</text:p>
            </table:table-cell>
          </table:table-row>
          <table:table-row>
            <table:table-cell table:style-name="downloads.A2" office:value-type="string">
              <text:p text:style-name="P10">enGrid_linux32bit_1.0.tar.gz</text:p>
            </table:table-cell>
            <table:table-cell table:style-name="downloads.B2" office:value-type="string">
              <text:p text:style-name="P10">tarball containing a compiled version of engrid for 32-bit systems with all necessary libraries</text:p>
            </table:table-cell>
          </table:table-row>
          <table:table-row>
            <table:table-cell table:style-name="downloads.A2" office:value-type="string">
              <text:p text:style-name="P10">enGrid_linux64bit_1.0.tar.gz</text:p>
            </table:table-cell>
            <table:table-cell table:style-name="downloads.B2" office:value-type="string">
              <text:p text:style-name="P10">tarball containing a compiled version of engrid for 64-bit systems with all necessary libraries</text:p>
            </table:table-cell>
          </table:table-row>
          <table:table-row>
            <table:table-cell table:style-name="downloads.A2" office:value-type="string">
              <text:p text:style-name="P10">engrid_1.0_amd64.deb</text:p>
            </table:table-cell>
            <table:table-cell table:style-name="downloads.B2" office:value-type="string">
              <text:p text:style-name="P10">Debian package for amd64 architectures</text:p>
            </table:table-cell>
          </table:table-row>
          <table:table-row>
            <table:table-cell table:style-name="downloads.A2" office:value-type="string">
              <text:p text:style-name="P10">engrid_1.0_i386.deb</text:p>
            </table:table-cell>
            <table:table-cell table:style-name="downloads.B2" office:value-type="string">
              <text:p text:style-name="P10">Debian package for i386 architectures</text:p>
            </table:table-cell>
          </table:table-row>
        </table:table>
        <text:p text:style-name="P8"><text:line-break/>Source code repository to get the latest development version (UNSTABLE):</text:p>
        <text:p text:style-name="Code"><text:span text:style-name="Source_20_Text">git clone http://engits.com/git/engrid.git</text:span></text:p>
        <text:p text:style-name="P9">WARNING: The git repository may be unstable! It is the main development branch.<text:line-break/>Please use enGrid_1.0.1.tar.gz from the FTP for now if you want a stable version.</text:p>
        <text:h text:style-name="Heading_20_2" text:outline-level="2"><text:a xlink:type="simple" xlink:href="http://78.140.120.226/phpBB3/viewtopic.php?f=2&amp;t=34#p75"><text:span text:style-name="T8">Automatic compilation from source</text:span></text:a></text:h>
        <text:h text:style-name="Heading_20_2" text:outline-level="2"><text:a xlink:type="simple" xlink:href="http://78.140.120.226/phpBB3/viewtopic.php?f=2&amp;t=34#p75"><text:span text:style-name="T8">Manual Compilation from source</text:span></text:a></text:h>
        <text:h text:style-name="SubHeading" text:outline-level="3" text:is-list-header="true">Variables to change according to your needs</text:h>
        <text:p text:style-name="Code"><text:span text:style-name="Source_20_Text">VTKPREFIX = where to install VTK ( Default = /usr/local )<text:line-break/>VTKVERSION = VTK version<text:line-break/>QTPREFIX = where to install QT ( Default = /usr/local/Trolltech/Qt-4.5.0/ )<text:line-break/>CGNSPREFIX = where to install CGNS ( Default = /usr/local/ )</text:span></text:p>
      </text:section>
      <text:h text:style-name="SubHeading" text:outline-level="3" text:is-list-header="true">Compiling VTK from source</text:h>
      <text:p text:style-name="P8">You can get VTK from:</text:p>
      <text:p text:style-name="P8"><text:a xlink:type="simple" xlink:href="http://www.vtk.org/VTK/resources/software.html">http://www.vtk.org/VTK/resources/software.html</text:a></text:p>
      <text:p text:style-name="P8">Or from the ThirdParty package from OpenFOAM:</text:p>
      <text:p text:style-name="P8"><text:a xlink:type="simple" xlink:href="http://www.opencfd.co.uk/openfoam/download.html#download">http://www.opencfd.co.uk/openfoam/downl ... l#download</text:a></text:p>
      <text:p text:style-name="Code"><text:span text:style-name="Source_20_Text">cmake -DCMAKE_INSTALL_PREFIX:PATH=$VTKPREFIX -DBUILD_SHARED_LIBS:BOOL=ON -DVTK_USE_GUISUPPORT:BOOL=ON -DVTK_USE_QVTK:BOOL=ON -DDESIRED_QT_VERSION:STRING=4  .<text:line-break/></text:span><text:soft-page-break/><text:span text:style-name="Source_20_Text">chmod 644 Utilities/vtktiff/tif_fax3sm.c<text:line-break/>make &amp;&amp; su -c 'make install'</text:span></text:p>
      <text:p text:style-name="Text_20_body">Optionally, you may also use ccmake or cmake-gui to simplify defining the configuration variables:</text:p>
      <text:p text:style-name="Code"><text:span text:style-name="Source_20_Text">cmake.<text:line-break/>ccmake.</text:span></text:p>
      <text:p text:style-name="Standard">or</text:p>
      <text:p text:style-name="Code"><text:span text:style-name="Source_20_Text">cmake.<text:line-break/>cmake-gui.</text:span></text:p>
      <text:h text:style-name="SubHeading" text:outline-level="3" text:is-list-header="true">Configuration variables</text:h>
      <text:p text:style-name="Code"><text:span text:style-name="Source_20_Text">CMAKE_INSTALL_PREFIX = VTKPREFIX<text:line-break/>BUILD_SHARED_LIBS = ON<text:line-break/>VTK_USE_GUISUPPORT = ON<text:line-break/>VTK_USE_QVTK = ON<text:line-break/>DESIRED_QT_VERSION = 4</text:span></text:p>
      <text:p text:style-name="Standard">If you also want the Java, Python and Tcl/Tk wrappers:</text:p>
      <text:p text:style-name="Code"><text:span text:style-name="Source_20_Text">VTK_WRAP_JAVA<text:line-break/>VTK_WRAP_PYTHON<text:line-break/>VTK_WRAP_TCL</text:span></text:p>
      <text:h text:style-name="SubHeading" text:outline-level="3" text:is-list-header="true">Compiling Qt from source</text:h>
      <text:p text:style-name="Standard">You can get Qt from:</text:p>
      <text:p text:style-name="Standard"><text:a xlink:type="simple" xlink:href="http://www.qtsoftware.com/downloads">http://www.qtsoftware.com/downloads</text:a></text:p>
      <text:p text:style-name="Code"><text:span text:style-name="Source_20_Text">./configure --prefix=$QTPREFIX &amp;&amp; make &amp;&amp; su -c 'make install'</text:span></text:p>
      <text:h text:style-name="SubHeading" text:outline-level="3" text:is-list-header="true">Compiling CGNS from source</text:h>
      <text:p text:style-name="Standard">You can get CGNS from:</text:p>
      <text:p text:style-name="Standard"><text:a xlink:type="simple" xlink:href="http://cgns.sourceforge.net/download.html">http://cgns.sourceforge.net/download.html</text:a></text:p>
      <text:p text:style-name="Code"><text:span text:style-name="Source_20_Text">mkdir -p $CGNSPREFIX/include<text:line-break/>mkdir -p $CGNSPREFIX/lib<text:line-break/>./configure --prefix=$CGNSPREFIX &amp;&amp; make &amp;&amp; make install</text:span></text:p>
      <text:h text:style-name="SubHeading" text:outline-level="3" text:is-list-header="true">Compiling enGrid from source</text:h>
      <text:p text:style-name="Code"><text:span text:style-name="Source_20_Text">export VTKINCDIR=$VTKPREFIX/include/vtk-VTKVERSION/<text:line-break/>export VTKLIBDIR=$VTKPREFIX/lib/ (or sometimes VTKPREFIX/lib/vtk-VTKVERSION)<text:line-break/>export LD_LIBRARY_PATH=$VTKLIBDIR:$LD_LIBRARY_PATH</text:span></text:p>
      <text:p text:style-name="Code"><text:span text:style-name="Source_20_Text">export CGNSINCDIR=/opt/shared/cgns/include/<text:line-break/>export CGNSLIBDIR=/opt/shared/cgns/lib/<text:line-break/>export LD_LIBRARY_PATH=$CGNSLIBDIR:$LD_LIBRARY_PATH</text:span></text:p>
      <text:p text:style-name="Code"><text:soft-page-break/><text:span text:style-name="Source_20_Text">export PATH=$QTPREFIX/bin:$PATH<text:line-break/></text:span><text:span text:style-name="Source_20_Text">export QTDIR=$QTPREFIX<text:line-break/>export LD_LIBRARY_PATH=$QTPREFIX/lib:$LD_LIBRARY_PATH</text:span></text:p>
      <text:p text:style-name="Code"><text:span text:style-name="Source_20_Text">./build-nglib.sh<text:line-break/>qmake<text:line-break/>make</text:span></text:p>
      <text:p text:style-name="Standard">Note: When using libqt4-dev from the repositories on Debian-based systems, make sure you use qt4 instead of qt3 by running:</text:p>
      <text:p text:style-name="P11"><text:span text:style-name="Source_20_Text">sudo update-alternatives --config qma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SubHeading" style:family="paragraph" style:parent-style-name="Heading_20_3" style:class="text">
      <style:paragraph-properties fo:margin-left="2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>3</text:page-number> of <text:page-count>3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2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3</text:page-number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/text:p>
      </style:header>
      <style:footer>
        <text:p text:style-name="MP3"><text:span text:style-name="MT6"><text:page-count>3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3</text:page-number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/text:p>
      </style:header>
      <style:footer>
        <text:p text:style-name="MP3"><text:span text:style-name="MT6"><text:page-number text:select-page="current">3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3</text:page-number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1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01">20 Nov 2009</text:date></text:span></text:p>
      </style:header>
      <style:footer>
        <text:p text:style-name="MP3"><text:span text:style-name="MT6"><text:page-number text:select-page="current">3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5:30:09</meta:creation-date>
    <meta:generator>OpenOffice.org/3.1$Unix OpenOffice.org_project/310m21$Build-9319</meta:generator>
    <meta:editing-duration>PT02H57M05S</meta:editing-duration>
    <meta:editing-cycles>8</meta:editing-cycles>
    <dc:title>EngridManual</dc:title>
    <meta:initial-creator>Oliver Gloth</meta:initial-creator>
    <dc:date>2009-11-20T15:41:01</dc:date>
    <meta:document-statistic meta:table-count="1" meta:image-count="7" meta:object-count="0" meta:page-count="3" meta:paragraph-count="66" meta:word-count="396" meta:character-count="3245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.ott" meta:date="2009-11-19T15:30:09"/>
  </office:meta>
</office:document-meta>
</file>